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04ad6" officeooo:paragraph-rsid="00104a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04ad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77b0" officeooo:paragraph-rsid="001077b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04ad6" officeooo:paragraph-rsid="001077b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104ad6" officeooo:paragraph-rsid="00104ad6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1077b0" officeooo:paragraph-rsid="001077b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1156d9" officeooo:paragraph-rsid="001156d9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04ad6" officeooo:paragraph-rsid="001077b0" style:font-style-asian="normal" style:font-weight-asian="bold" style:font-style-complex="normal" style:font-weight-complex="bold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fo:font-weight="bold" officeooo:paragraph-rsid="00104ad6" style:font-weight-asian="bold" style:font-weight-complex="bold"/>
    </style:style>
    <style:style style:name="P1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04ad6" officeooo:paragraph-rsid="00104ad6" style:font-weight-asian="bold" style:font-weight-complex="bold"/>
    </style:style>
    <style:style style:name="T1" style:family="text">
      <style:text-properties officeooo:rsid="001077b0"/>
    </style:style>
    <style:style style:name="T2" style:family="text">
      <style:text-properties officeooo:rsid="001156d9"/>
    </style:style>
    <style:style style:name="T3" style:family="text">
      <style:text-properties officeooo:rsid="00132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CS-5028: Metodologia de Pesquisa Científica para Engenharia da Computação</text:p>
      <text:p text:style-name="P2">Aluno: Douglas Spadotto<text:tab/><text:tab/><text:tab/><text:tab/><text:tab/><text:tab/> <text:s text:c="3"/>NUSP: 9106115</text:p>
      <text:p text:style-name="P10"/>
      <text:p text:style-name="P1"/>
      <text:p text:style-name="P3">Tarefa 1:</text:p>
      <text:p text:style-name="P1"/>
      <text:p text:style-name="P1">Tarefa pós-aula 1:</text:p>
      <text:p text:style-name="P1"/>
      <text:p text:style-name="P1">1) Houve algum tópico/aspecto discutido que mudou a sua perspectiva?</text:p>
      <text:p text:style-name="P6">Foi interessante detalhar “Metodologia”, “Pesquisa” e “Ciência”. Só este detalhamento já abriu muito a percepção sobre o que deve ser feito em uma pesquisa científica, e uma dissertação de mestrado em particular.</text:p>
      <text:p text:style-name="P5"/>
      <text:p text:style-name="P4">Tarefa p<text:span text:style-name="T1">ré</text:span>-aula <text:span text:style-name="T1">2</text:span>:</text:p>
      <text:p text:style-name="P8"/>
      <text:p text:style-name="P8"><text:span text:style-name="T1">2) </text:span>Qual o seu estilo de pesquisa? Justifique.</text:p>
      <text:p text:style-name="P6">Ainda não posso afirmar com total certeza, porém se aproxima mais do estilo “Apresentação de Algo Diferente”, talvez chegando a algo “Presumivelmente Melhor”.</text:p>
      <text:p text:style-name="P6"/>
      <text:p text:style-name="P6">Buscarei investigar modos de consumo de legumes e verduras orgânicos na cidade de São Paulo, dando ênfase a uma rede de distribuição que vai do produtor para centros de distribuição auto-organizados, e de lá recolhidos semanalmente pelos consumidores.</text:p>
      <text:p text:style-name="P6">Baseado em modelos logísticos existentes e aplicáveis a este tipo de mercado, demonstrarei possíves deficiências e melhorias nesta cadeia logística. </text:p>
      <text:p text:style-name="P6">A <text:span text:style-name="T2">possível melhoria virá da aplicação de tecnologias de Internet das Coisas, que poderão trazer melhor atendimento e qualidade aos consumidores, diminuindo desperdícios e potencialmente trazendo economia.</text:span></text:p>
      <text:p text:style-name="P3"/>
      <text:p text:style-name="P1"/>
      <text:p text:style-name="P1">Tarefa 2:</text:p>
      <text:p text:style-name="P1"/>
      <text:p text:style-name="P1"><text:span text:style-name="T2">1</text:span>) <text:span text:style-name="T2">Q</text:span>ual seu problema de pesquisa e hipóteses? qual o seu método de pesquisa e resultados esperados?</text:p>
      <text:p text:style-name="P1"/>
      <text:p text:style-name="P7">Problema de pesquisa: Legumes e verduras orgânicos possuem características próprias de produção e comercialização. Seus preços mais altos que os de produção não-orgânica são o principal limitador de seu consumo.</text:p>
      <text:p text:style-name="P7"/>
      <text:p text:style-name="P7"><text:s/>Hipótese: uma parcela significativa deste preço advém do custo logístico, que pode ser diminuído através de uma melhor organização entre produtor e consumidor, com troca de informações constante, planejamento da produção e roteirização de entregas eficientes.</text:p>
      <text:p text:style-name="P7"/>
      <text:p text:style-name="P7">Método de pesquisa:</text:p>
      <text:p text:style-name="P7">- <text:span text:style-name="T3">Mapear o sistema logístico em estudo, formado de produtores, centros auto-organizáveis de distribuição e consumidores na cidade de São Paulo.</text:span></text:p>
      <text:p text:style-name="P7">- <text:span text:style-name="T3">Quantificar preços praticados ao longo de um período e comparar com produtos fornecidos por outras cadeias logísticas</text:span></text:p>
      <text:p text:style-name="P7">- <text:span text:style-name="T3">Qualificar nível de serviço atual através de questionários com consumidores</text:span></text:p>
      <text:p text:style-name="P7">- <text:span text:style-name="T3">Encontrar oportunidades de aplicação de tecnologias de IoT para aumento de eficiência na cadeia logística. De especial interesse será a aplicação deste passo se a qualificação por questionário não for possível.</text:span></text:p>
      <text:p text:style-name="P7"/>
      <text:p text:style-name="P7"><text:soft-page-break/>Resultados esperados: <text:span text:style-name="T3">Quantificar e corrigir deficiências no sistema logístico direto do produtor para os centros auto-organizáveis, e deste para o consumidor final, propondo melhor nível de serviço e/ou menores preç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1:59:00.535584893</meta:creation-date>
    <dc:date>2018-06-26T22:24:10.418321491</dc:date>
    <meta:editing-duration>PT14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380" meta:character-count="2620" meta:non-whitespace-character-count="2251"/>
  </office:meta>
</office:document-meta>
</file>